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827ffb"/>
    </style:style>
    <style:style style:name="P6" style:family="paragraph" style:parent-style-name="Text_20_body">
      <style:text-properties officeooo:rsid="006b2101" officeooo:paragraph-rsid="00827ffb"/>
    </style:style>
    <style:style style:name="P7" style:family="paragraph" style:parent-style-name="Text_20_body">
      <style:text-properties officeooo:rsid="006c0189" officeooo:paragraph-rsid="00827ffb"/>
    </style:style>
    <style:style style:name="P8" style:family="paragraph" style:parent-style-name="Text_20_body">
      <style:text-properties officeooo:rsid="0070af80" officeooo:paragraph-rsid="00827ffb"/>
    </style:style>
    <style:style style:name="P9" style:family="paragraph" style:parent-style-name="Text_20_body">
      <style:text-properties officeooo:paragraph-rsid="00827ffb"/>
    </style:style>
    <style:style style:name="P10" style:family="paragraph" style:parent-style-name="Text_20_body">
      <style:text-properties officeooo:rsid="0084f1f4" officeooo:paragraph-rsid="0084f1f4"/>
    </style:style>
    <style:style style:name="P11" style:family="paragraph" style:parent-style-name="Text_20_body">
      <style:text-properties officeooo:rsid="008ac243" officeooo:paragraph-rsid="008ac243"/>
    </style:style>
    <style:style style:name="P12" style:family="paragraph" style:parent-style-name="Text_20_body">
      <style:text-properties officeooo:rsid="008ca908" officeooo:paragraph-rsid="008ca908"/>
    </style:style>
    <style:style style:name="P13" style:family="paragraph" style:parent-style-name="Text_20_body">
      <style:text-properties officeooo:rsid="007ff550" officeooo:paragraph-rsid="008d2268"/>
    </style:style>
    <style:style style:name="P14" style:family="paragraph" style:parent-style-name="Text_20_body">
      <style:text-properties officeooo:rsid="006d736c" officeooo:paragraph-rsid="00827ffb"/>
    </style:style>
    <style:style style:name="P15" style:family="paragraph" style:parent-style-name="Text_20_body">
      <style:text-properties officeooo:rsid="0094c7ae" officeooo:paragraph-rsid="0094c7ae"/>
    </style:style>
    <style:style style:name="P16" style:family="paragraph" style:parent-style-name="Text_20_body">
      <style:text-properties officeooo:rsid="0095b46c" officeooo:paragraph-rsid="009a8b23"/>
    </style:style>
    <style:style style:name="P17" style:family="paragraph" style:parent-style-name="Text_20_body">
      <style:text-properties officeooo:rsid="009dddae" officeooo:paragraph-rsid="009dddae"/>
    </style:style>
    <style:style style:name="P18" style:family="paragraph" style:parent-style-name="Index">
      <style:text-properties officeooo:rsid="0094c7ae" officeooo:paragraph-rsid="0094c7ae"/>
    </style:style>
    <style:style style:name="P19" style:family="paragraph" style:parent-style-name="Text_20_body">
      <style:text-properties officeooo:rsid="007ff550" officeooo:paragraph-rsid="00827ffb"/>
    </style:style>
    <style:style style:name="P20" style:family="paragraph" style:parent-style-name="Text_20_body">
      <style:text-properties officeooo:rsid="009c07c7" officeooo:paragraph-rsid="009a8b23"/>
    </style:style>
    <style:style style:name="P21" style:family="paragraph" style:parent-style-name="Text_20_body">
      <style:text-properties officeooo:rsid="009a8b23" officeooo:paragraph-rsid="009a8b23"/>
    </style:style>
    <style:style style:name="P22" style:family="paragraph" style:parent-style-name="Text_20_body">
      <style:text-properties officeooo:rsid="00776916" officeooo:paragraph-rsid="00a2b3e7"/>
    </style:style>
    <style:style style:name="P23" style:family="paragraph" style:parent-style-name="Text_20_body" style:list-style-name="">
      <style:text-properties officeooo:rsid="00a30106" officeooo:paragraph-rsid="00a30106"/>
    </style:style>
    <style:style style:name="P24" style:family="paragraph" style:parent-style-name="Text_20_body" style:list-style-name="">
      <style:text-properties officeooo:rsid="00a3a494" officeooo:paragraph-rsid="00a3a494"/>
    </style:style>
    <style:style style:name="P25" style:family="paragraph" style:parent-style-name="Text_20_body">
      <style:text-properties officeooo:rsid="00a3a494" officeooo:paragraph-rsid="00a3a494"/>
    </style:style>
    <style:style style:name="P26" style:family="paragraph" style:parent-style-name="Text_20_body">
      <style:text-properties officeooo:rsid="008ca908" officeooo:paragraph-rsid="008ca908"/>
    </style:style>
    <style:style style:name="P27" style:family="paragraph" style:parent-style-name="Text_20_body">
      <style:text-properties officeooo:paragraph-rsid="005f5734"/>
    </style:style>
    <style:style style:name="P28" style:family="paragraph" style:parent-style-name="Text_20_body">
      <style:text-properties officeooo:paragraph-rsid="00ae757e"/>
    </style:style>
    <style:style style:name="P29" style:family="paragraph" style:parent-style-name="Text_20_body">
      <style:text-properties officeooo:rsid="00af1cb8" officeooo:paragraph-rsid="00af1cb8"/>
    </style:style>
    <style:style style:name="P30" style:family="paragraph" style:parent-style-name="Text_20_body">
      <style:text-properties officeooo:rsid="00b0e09d" officeooo:paragraph-rsid="00b0e09d"/>
    </style:style>
    <style:style style:name="P31" style:family="paragraph" style:parent-style-name="Text_20_body">
      <style:text-properties officeooo:rsid="00b213d2" officeooo:paragraph-rsid="00b213d2"/>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Heading_20_1" style:list-style-name=""/>
    <style:style style:name="P35" style:family="paragraph" style:parent-style-name="Heading_20_1" style:list-style-name="">
      <style:text-properties officeooo:rsid="005f5734" officeooo:paragraph-rsid="005f5734"/>
    </style:style>
    <style:style style:name="P36" style:family="paragraph" style:parent-style-name="Heading_20_1" style:list-style-name="">
      <style:text-properties officeooo:rsid="005f5734" officeooo:paragraph-rsid="00827ffb"/>
    </style:style>
    <style:style style:name="P37" style:family="paragraph" style:parent-style-name="Heading_20_1">
      <style:paragraph-properties fo:break-before="page"/>
    </style:style>
    <style:style style:name="P38" style:family="paragraph" style:parent-style-name="Heading_20_1" style:list-style-name="">
      <style:paragraph-properties fo:break-before="page"/>
      <style:text-properties officeooo:rsid="00169098" officeooo:paragraph-rsid="00169098"/>
    </style:style>
    <style:style style:name="P39" style:family="paragraph" style:parent-style-name="Heading_20_1">
      <style:paragraph-properties fo:break-before="page"/>
      <style:text-properties officeooo:rsid="005f5734" officeooo:paragraph-rsid="005f5734"/>
    </style:style>
    <style:style style:name="P40" style:family="paragraph" style:parent-style-name="Heading_20_1" style:list-style-name="">
      <style:paragraph-properties fo:break-before="page"/>
      <style:text-properties officeooo:rsid="00a30106" officeooo:paragraph-rsid="00a30106"/>
    </style:style>
    <style:style style:name="P41" style:family="paragraph" style:parent-style-name="Heading_20_1">
      <style:paragraph-properties fo:break-before="page"/>
      <style:text-properties officeooo:paragraph-rsid="005f5734"/>
    </style:style>
    <style:style style:name="P42" style:family="paragraph" style:parent-style-name="Heading_20_2">
      <style:text-properties officeooo:rsid="00b0e09d" officeooo:paragraph-rsid="00b0e09d"/>
    </style:style>
    <style:style style:name="P43" style:family="paragraph" style:parent-style-name="Heading_20_2">
      <style:paragraph-properties fo:break-before="page"/>
    </style:style>
    <style:style style:name="P44" style:family="paragraph" style:parent-style-name="Subtitle">
      <style:text-properties officeooo:paragraph-rsid="00ae757e"/>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c815"/>
    </style:style>
    <style:style style:name="T7" style:family="text">
      <style:text-properties officeooo:rsid="006ad0de"/>
    </style:style>
    <style:style style:name="T8" style:family="text">
      <style:text-properties officeooo:rsid="006c0189"/>
    </style:style>
    <style:style style:name="T9" style:family="text">
      <style:text-properties officeooo:rsid="0074c9d4"/>
    </style:style>
    <style:style style:name="T10" style:family="text">
      <style:text-properties officeooo:rsid="007832f7"/>
    </style:style>
    <style:style style:name="T11" style:family="text">
      <style:text-properties officeooo:rsid="00792c6f"/>
    </style:style>
    <style:style style:name="T12" style:family="text">
      <style:text-properties fo:color="#0000cc"/>
    </style:style>
    <style:style style:name="T13" style:family="text">
      <style:text-properties fo:color="#0000cc" officeooo:rsid="006ad0de"/>
    </style:style>
    <style:style style:name="T14" style:family="text">
      <style:text-properties fo:color="#0000cc" officeooo:rsid="0080d467"/>
    </style:style>
    <style:style style:name="T15" style:family="text">
      <style:text-properties fo:color="#0000cc" officeooo:rsid="00a692d1"/>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903ab3"/>
    </style:style>
    <style:style style:name="T21" style:family="text">
      <style:text-properties officeooo:rsid="0094170f"/>
    </style:style>
    <style:style style:name="T22" style:family="text">
      <style:text-properties officeooo:rsid="0098a621"/>
    </style:style>
    <style:style style:name="T23" style:family="text">
      <style:text-properties officeooo:rsid="009c07c7"/>
    </style:style>
    <style:style style:name="T24" style:family="text">
      <style:text-properties officeooo:rsid="00a27d2d"/>
    </style:style>
    <style:style style:name="T25" style:family="text">
      <style:text-properties officeooo:rsid="00a30106"/>
    </style:style>
    <style:style style:name="T26" style:family="text">
      <style:text-properties officeooo:rsid="00a4f9cc"/>
    </style:style>
    <style:style style:name="T27" style:family="text">
      <style:text-properties officeooo:rsid="00a692d1"/>
    </style:style>
    <style:style style:name="T28" style:family="text">
      <style:text-properties fo:color="#000000"/>
    </style:style>
    <style:style style:name="T29" style:family="text">
      <style:text-properties fo:color="#000000" officeooo:rsid="00a692d1"/>
    </style:style>
    <style:style style:name="T30" style:family="text">
      <style:text-properties fo:color="#000000" officeooo:rsid="00a91c38"/>
    </style:style>
    <style:style style:name="T31" style:family="text">
      <style:text-properties officeooo:rsid="00a88d95"/>
    </style:style>
    <style:style style:name="T32" style:family="text">
      <style:text-properties officeooo:rsid="00aa6ca8"/>
    </style:style>
    <style:style style:name="T33" style:family="text">
      <style:text-properties officeooo:rsid="005f5734"/>
    </style:style>
    <style:style style:name="T34" style:family="text">
      <style:text-properties officeooo:rsid="00ac1f7b"/>
    </style:style>
    <style:style style:name="T35" style:family="text">
      <style:text-properties officeooo:rsid="00ad8e43"/>
    </style:style>
    <style:style style:name="T36" style:family="text">
      <style:text-properties officeooo:rsid="00ae757e"/>
    </style:style>
    <style:style style:name="T37" style:family="text">
      <style:text-properties fo:color="#0000ff"/>
    </style:style>
    <style:style style:name="T38" style:family="text">
      <style:text-properties officeooo:rsid="00b213d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44"><text:span text:style-name="T36">Équipe H</text:span></text:p>
      <text:p text:style-name="P28"/>
      <text:p text:style-name="P28"/>
      <text:p text:style-name="P28"/>
      <text:p text:style-name="P28"/>
      <text:p text:style-name="Subtitle">Cédric <text:span text:style-name="T1">GARCIA</text:span></text:p>
      <text:p text:style-name="Subtitle">Florian <text:span text:style-name="T1">BARROIS</text:span></text:p>
      <text:p text:style-name="Subtitle">Hosseim NAHAL</text:p>
      <text:p text:style-name="Subtitle">Peio RIGAUX</text:p>
      <text:p text:style-name="Subtitle">Mohd Thaqif ABDULLAH HASIM </text:p>
      <text:p text:style-name="Subtitle"/>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des Matières</text:p>
          </text:index-title>
          <text:p text:style-name="P33"><text:a xlink:type="simple" xlink:href="#__RefHeading___Toc209_1934101922" text:style-name="Index_20_Link" text:visited-style-name="Index_20_Link">Introduction<text:tab/>3</text:a></text:p>
          <text:p text:style-name="P33"><text:a xlink:type="simple" xlink:href="#__RefHeading___Toc347_413493480" text:style-name="Index_20_Link" text:visited-style-name="Index_20_Link">Fonctionnalités principales<text:tab/>4</text:a></text:p>
          <text:p text:style-name="P33"><text:a xlink:type="simple" xlink:href="#__RefHeading___Toc219_1934101922" text:style-name="Index_20_Link" text:visited-style-name="Index_20_Link">Spécifications<text:tab/>5</text:a></text:p>
          <text:p text:style-name="P33"><text:a xlink:type="simple" xlink:href="#__RefHeading___Toc221_1934101922" text:style-name="Index_20_Link" text:visited-style-name="Index_20_Link">Tests utilisateur<text:tab/>6</text:a></text:p>
          <text:p text:style-name="P33"><text:a xlink:type="simple" xlink:href="#__RefHeading___Toc223_1934101922" text:style-name="Index_20_Link" text:visited-style-name="Index_20_Link">Implémentation<text:tab/>7</text:a></text:p>
          <text:p text:style-name="P33"><text:a xlink:type="simple" xlink:href="#__RefHeading___Toc225_1934101922" text:style-name="Index_20_Link" text:visited-style-name="Index_20_Link">Organisation du travail en équipe<text:tab/>8</text:a></text:p>
          <text:p text:style-name="P33"><text:a xlink:type="simple" xlink:href="#__RefHeading___Toc231_1934101922" text:style-name="Index_20_Link" text:visited-style-name="Index_20_Link">Retour global sur le projet<text:tab/>9</text:a></text:p>
        </text:index-body>
      </text:table-of-content>
      <text:p text:style-name="P2"/>
      <text:h text:style-name="P38"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Il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35" text:outline-level="1"/>
      <text:h text:style-name="P40" text:outline-level="1"><text:bookmark-start text:name="__RefHeading___Toc347_413493480"/>Fonctionnalités principales<text:bookmark-end text:name="__RefHeading___Toc347_413493480"/></text:h>
      <text:h text:style-name="P23" text:outline-level="1"/>
      <text:h text:style-name="P24" text:outline-level="1">[à remplir]</text:h>
      <text:h text:style-name="P39" text:outline-level="1"><text:bookmark-start text:name="__RefHeading___Toc219_1934101922"/>Spécifications<text:bookmark-end text:name="__RefHeading___Toc219_1934101922"/></text:h>
      <text:h text:style-name="P42" text:outline-level="2">Étape 2</text:h>
      <text:p text:style-name="P9"><text:span text:style-name="T13">void</text:span><text:span text:style-name="T6"> SynchPutChar(</text:span><text:span text:style-name="T13">const char</text:span><text:span text:style-name="T7"> ch)</text:span></text:p>
      <text:p text:style-name="P6"><text:span text:style-name="T16">→ Écrit</text:span> le caractère ch <text:span text:style-name="T8">dans la sortie définie précédemment (à l’initialisation de SynchConsole())</text:span></text:p>
      <text:p text:style-name="P5"><text:span text:style-name="T13">char</text:span> SynchGetChar()</text:p>
      <text:p text:style-name="P7"><text:span text:style-name="T16">→ </text:span>Récupère et renvoie un caractère à partir de l’entrée définie précédemment.</text:p>
      <text:p text:style-name="P5"><text:span text:style-name="T13">void</text:span><text:span text:style-name="T7"> </text:span>SynchGetString(<text:span text:style-name="T13">char</text:span><text:span text:style-name="T7">* s, </text:span><text:span text:style-name="T13">int</text:span><text:span text:style-name="T7"> n</text:span>)</text:p>
      <text:p text:style-name="P7"><text:span text:style-name="T16">→ </text:span>Récupère n caractères de la chaîne de caractères via l’entrée définie précédemment et les stocke dans la chaîne s stockée en paramètre. <text:span text:style-name="T20">La lecture s’arrête l</text:span>orsqu’un ‘\n’ <text:span text:style-name="T20">ou EOF </text:span>est rencontré<text:span text:style-name="T20">.</text:span></text:p>
      <text:p text:style-name="P19">→ ‘\0’ est stocké après le dernier caractère dans le <text:span text:style-name="T24">tampon</text:span> s.</text:p>
      <text:p text:style-name="P14">→<text:span text:style-name="T21"> ‘\0’ est stocké à l’indice 0 du tampon quand la fin du fichier est détectée alors qu’aucun caractère n’a été lu.</text:span></text:p>
      <text:p text:style-name="P5"><text:span text:style-name="T14">void</text:span><text:span text:style-name="T17"> </text:span>SynchPutString(<text:span text:style-name="T13">const char</text:span><text:span text:style-name="T7"> s[]</text:span>)</text:p>
      <text:p text:style-name="P8"><text:span text:style-name="T16">→ </text:span>Parcourt la chaîne de caractères s et écrit caractère par caractère sur la sortie définie précédemment jusqu’à la rencontre du caractère ‘\0’ ou <text:span text:style-name="T9">jusqu’à ce que</text:span> MAX_STRING_SIZE <text:span text:style-name="T9">soit</text:span> atteinte. <text:span text:style-name="T10">Le comportement est indéfini dans le cas où s ne contient pas de ‘\0’.</text:span></text:p>
      <text:p text:style-name="P5"><text:span text:style-name="T13">void</text:span> SynchGetInt(<text:span text:style-name="T13">int</text:span><text:span text:style-name="T7"> n</text:span>)</text:p>
      <text:p text:style-name="P13">→ Lit un entier depuis l'entrée standard, si la valeur n'est pas dans [-2³¹; 2³¹-1] elle sera forcée à une de ces valeurs (la limite est de 16 caractères pour les entiers, au-delà les caractères ne seront pas comptés). <text:span text:style-name="T31">SI un utilisateur entre le signe ‘-’ sans le faire suivre de chiffres, la valeur 0 est stockée.</text:span></text:p>
      <text:p text:style-name="P5"><text:span text:style-name="T13">void</text:span><text:span text:style-name="T7"> </text:span>SynchPutInt(<text:span text:style-name="T13">int</text:span><text:span text:style-name="T7"> * n</text:span>)</text:p>
      <text:p text:style-name="P22"><text:span text:style-name="T16">→ </text:span>Récupère la valeur de l’entrée définie précédemment puis l’écrit à l’adresse pointée par n. <text:span text:style-name="T11">Le comportement est indéfini si la valeur n'est pas dans [-2³¹; 2³¹-1].</text:span></text:p>
      <text:h text:style-name="P36" text:outline-level="1"/>
      <text:h text:style-name="P43" text:outline-level="2">Étape 3</text:h>
      <text:p text:style-name="P30"><text:span text:style-name="T37">int</text:span> do_UserThreadCreate(<text:span text:style-name="T37">int</text:span> f, <text:span text:style-name="T37">int</text:span> arg)</text:p>
      <text:p text:style-name="P30">→ Initialise un thread utilisateur,<text:span text:style-name="T38"> l’ajoute à la liste de threads et exécute la fonction f. </text:span>Au niveau des arguments, f pointe vers la fonction que devra exécuter le thread et arg correspond au paramètre passé à la fonction f. <text:span text:style-name="T38">Renvoie l’identifiant du thread.</text:span></text:p>
      <text:p text:style-name="P31"><text:span text:style-name="T37">int</text:span> do_UserThreadExit()</text:p>
      <text:p text:style-name="P31">→ Enlève le thread courant de la liste des thread et termine son exécution.</text:p>
      <text:p text:style-name="P31"><text:span text:style-name="T37">static void</text:span> StartUserThread(<text:span text:style-name="T37">int</text:span> f)</text:p>
      <text:p text:style-name="P31">→ Initialise les registres MIPS et exécute la fonction f.</text:p>
      <text:p text:style-name="P31"><text:span text:style-name="T37">static int</text:span> getIndexThreadById(<text:span text:style-name="T37">int</text:span> id)</text:p>
      <text:p text:style-name="P31">→ Récupère l’index du thread ayant l’identifiant id dans la liste de threads.</text:p>
      <text:p text:style-name="P31"/>
      <text:p text:style-name="Text_20_body"/>
      <text:h text:style-name="P34" text:outline-level="1"/>
      <text:h text:style-name="P39" text:outline-level="1"><text:bookmark-start text:name="__RefHeading___Toc221_1934101922"/>Tests utilisateur<text:bookmark-end text:name="__RefHeading___Toc221_1934101922"/></text:h>
      <text:h text:style-name="Heading_20_3" text:outline-level="3">Test sur la console :</text:h>
      <text:p text:style-name="P29">Pour l’instant, les tests fonctionnent à l’aide de l’entrée/sortie standard et les types de données pouvant être entrés sont testés manuellement (tentative de dépasser la taille que peut stocker un <text:span text:style-name="T12">int </text:span><text:span text:style-name="T28">pour getint.c par exemple)</text:span>.</text:p>
      <text:p text:style-name="P18"/>
      <text:p text:style-name="P15">putchar.c : Programme donné dans le sujet de l’étape 2 permettant de tester l’appel système PutChar et <text:span text:style-name="T25">d’</text:span>affiche<text:span text:style-name="T25">r</text:span> une série de <text:span text:style-name="T23">caractères.</text:span></text:p>
      <text:p text:style-name="P16">putstring.c : Affiche la chaîne de caractères passé en paramètre de PutString sur la sortie. <text:span text:style-name="T22">En cas de chaîne ayant une taille plus grande que MAX_STRING_SIZE, PutString n’envoie que les <text:s/>MAX_STRING_SIZE premiers caractères.</text:span></text:p>
      <text:p text:style-name="P20">getchar.c : Récupère<text:span text:style-name="T26"> un caractère sur l’entrée puis l’affiche, lui et les deux caractères le suivant dans l’ordre alphabétique.</text:span></text:p>
      <text:p text:style-name="P17">getstring.c : <text:span text:style-name="T27">Demande le nom de l’utilisateur (une chaîne de caractères) puis l’affiche précédé de « Bonjour Monsieur ».</text:span></text:p>
      <text:p text:style-name="P21"><text:s/><text:span text:style-name="T27">getint.c : Demande un entier à l’utilisateur, le borne afin de le faire rentrer dans un </text:span><text:span text:style-name="T15">int</text:span><text:span text:style-name="T29">, puis l’affiche </text:span><text:span text:style-name="T30">(Ce test sert à la fois pour SynchGetInt() que pour SynchPutInt())</text:span><text:span text:style-name="T29">.</text:span></text:p>
      <text:p text:style-name="Text_20_body"/>
      <text:h text:style-name="P39" text:outline-level="1"><text:bookmark-start text:name="__RefHeading___Toc223_1934101922"/>Implémentation<text:bookmark-end text:name="__RefHeading___Toc223_1934101922"/></text:h>
      <text:p text:style-name="P3"/>
      <text:h text:style-name="P42" text:outline-level="2">Étape 2</text:h>
      <text:p text:style-name="P12"><text:span text:style-name="T12"/></text:p>
      <text:p text:style-name="P12"><text:span text:style-name="T12">char</text:span> SynchGetChar() :</text:p>
      <text:p text:style-name="P12">Fait appel à la fonction GetChar() de Console pour récupérer un caractère depuis l'entrée standard grâce un mécanisme d'interruption.</text:p>
      <text:p text:style-name="P12"/>
      <text:p text:style-name="P12"><text:span text:style-name="T12">void</text:span> SynchPutChar(<text:span text:style-name="T12">const char</text:span> ch) : Fait appel à la fonction PutChar<text:span text:style-name="T34">()</text:span> de Console pour écrire un caractère ch sur la sortie standard déclenchant une interruption.</text:p>
      <text:p text:style-name="P12"/>
      <text:p text:style-name="P12"><text:span text:style-name="T12">void</text:span> SynchGetString() : Effectue des appels à la fonction SynchGetChar<text:span text:style-name="T34">()</text:span> dans une boucle bornée par le nombre de caractères lus. Le caractère de fin de chaîne est concaténé à la chaîne obtenue.</text:p>
      <text:p text:style-name="P12"/>
      <text:p text:style-name="P12"><text:span text:style-name="T12">void</text:span> SynchPutString(<text:span text:style-name="T12">const char</text:span> s[]) : Fait appel à la fonction SynchPutChar<text:span text:style-name="T34">()</text:span> dans une boucle pour afficher des cara<text:span text:style-name="T32">c</text:span>tères sur la sortie standard. La boucle s'arrête lorsque le caractère de fin de chaîne est détecté ou lorsque la nombre maximum de caractères est atteint. <text:s/></text:p>
      <text:p text:style-name="P12"/>
      <text:p text:style-name="P12"><text:span text:style-name="T12">void</text:span> SynchGetInt(<text:span text:style-name="T12">int</text:span> *n) : Lit une chaîne de caractères depuis l'entrée standard grâce à la fonction SynchGetChar<text:span text:style-name="T34">()</text:span>.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text:span text:style-name="T34">ntier </text:span>point<text:span text:style-name="T34">é</text:span> <text:span text:style-name="T34">par n</text:span>.</text:p>
      <text:p text:style-name="P12"/>
      <text:p text:style-name="P12"><text:span text:style-name="T12">void</text:span> SynchPutInt(<text:span text:style-name="T12">const int</text:span> n) : Converti<text:span text:style-name="T35">t</text:span> l'entier n au format chaîne de caractères et l'affiche sur la sortie standard en appelant la fonction SynchPutString<text:span text:style-name="T32">()</text:span>.</text:p>
      <text:h text:style-name="P43" text:outline-level="2">Étape 3</text:h>
      <text:p text:style-name="Text_20_body"/>
      <text:h text:style-name="P41" text:outline-level="1"><text:bookmark-start text:name="__RefHeading___Toc225_1934101922"/><text:span text:style-name="T33">Organisation du travail en équipe</text:span><text:bookmark-end text:name="__RefHeading___Toc225_1934101922"/></text:h>
      <text:h text:style-name="Heading_20_2" text:outline-level="2">Répartition des tâches</text:h>
      <text:p text:style-name="Text_20_body"/>
      <text:p text:style-name="P10">Cédric : Conception et implémentation, rédaction des tests.</text:p>
      <text:p text:style-name="P10">Florian : Conception et implémentation.</text:p>
      <text:p text:style-name="P10">Hosseim : Conception et implémentation.</text:p>
      <text:p text:style-name="P10">Thaqif : Implémentation, <text:span text:style-name="T35">rédaction des tests.</text:span></text:p>
      <text:p text:style-name="P10">Peio : Compte rendu et <text:span text:style-name="T35">exécution des tests.</text:span></text:p>
      <text:p text:style-name="P10">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0"/>
      <text:p text:style-name="P11">[Diagramme Gant<text:span text:style-name="T35">t</text:span> en cours de rédaction]</text:p>
      <text:h text:style-name="P37" text:outline-level="1"><text:bookmark-start text:name="__RefHeading___Toc231_1934101922"/>Retour global sur le projet<text:bookmark-end text:name="__RefHeading___Toc231_1934101922"/></text:h>
      <text:p text:style-name="Text_20_body"/>
      <text:p text:style-name="P25">[à remplir à la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2T00:06:04.387474390</dc:date>
    <meta:editing-duration>PT10H54M18S</meta:editing-duration>
    <meta:editing-cycles>106</meta:editing-cycles>
    <meta:generator>LibreOffice/5.2.7.2$Linux_x86 LibreOffice_project/20m0$Build-2</meta:generator>
    <meta:document-statistic meta:table-count="0" meta:image-count="0" meta:object-count="0" meta:page-count="11" meta:paragraph-count="75" meta:word-count="998" meta:character-count="6286" meta:non-whitespace-character-count="5370"/>
  </office:meta>
</office:document-meta>
</file>